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automatic-styles>
    <style:style style:name="dpNormal" style:family="drawing-page" style:display-name="dpNormal">
      <style:drawing-page-properties draw:fill="solid" draw:fill-color="#1A1A1A" presentation:background-objects-visible="true"/>
    </style:style>
    <style:style style:name="dpCode" style:family="drawing-page" style:display-name="dpCode">
      <style:drawing-page-properties draw:fill="solid" draw:fill-color="#2D2D2D" presentation:background-objects-visible="true"/>
    </style:style>
    <style:style style:name="tsH1" style:family="text" style:display-name="tsH1">
      <style:text-properties fo:color="#EE0000" fo:font-size="36pt" fo:font-family="Liberation Sans" fo:font-weight="bold"/>
    </style:style>
    <style:style style:name="tsSub" style:family="text" style:display-name="tsSub">
      <style:text-properties fo:color="#888888" fo:font-size="22pt" fo:font-family="Liberation Sans" fo:font-style="italic"/>
    </style:style>
    <style:style style:name="tsBullet" style:family="text" style:display-name="tsBullet">
      <style:text-properties fo:color="#F0F0F0" fo:font-size="18pt" fo:font-family="Liberation Sans"/>
    </style:style>
    <style:style style:name="tsDiag" style:family="text" style:display-name="tsDiag">
      <style:text-properties fo:color="#F0F0F0" fo:font-size="11pt" fo:font-family="DejaVu Sans Mono"/>
    </style:style>
    <style:style style:name="tsSmall" style:family="text" style:display-name="tsSmall">
      <style:text-properties fo:color="#888888" fo:font-size="14pt" fo:font-family="Liberation Sans"/>
    </style:style>
    <style:style style:name="psTitle" style:family="paragraph" style:display-name="psTitle">
      <style:paragraph-properties fo:margin-top="0.3cm" fo:margin-left="0cm"/>
    </style:style>
    <style:style style:name="psSub" style:family="paragraph" style:display-name="psSub">
      <style:paragraph-properties fo:margin-top="0.4cm" fo:margin-left="0cm"/>
    </style:style>
    <style:style style:name="psBullet" style:family="paragraph" style:display-name="psBullet">
      <style:paragraph-properties fo:margin-top="0.12cm" fo:margin-left="0.4cm"/>
    </style:style>
    <style:style style:name="psCode" style:family="paragraph" style:display-name="psCode">
      <style:paragraph-properties fo:margin-top="0cm" fo:margin-left="0.1cm" fo:line-height="110%"/>
    </style:style>
    <style:style style:name="psSmall" style:family="paragraph" style:display-name="psSmall">
      <style:paragraph-properties fo:margin-top="0.15cm" fo:margin-left="0cm"/>
    </style:style>
    <style:style style:name="gsFrame" style:family="graphic" style:display-name="gsFrame">
      <style:graphic-properties draw:fill="none" draw:stroke="none" fo:padding-left="0.3cm" fo:padding-right="0.3cm" fo:padding-top="0.2cm" fo:padding-bottom="0.2cm"/>
    </style:style>
    <style:style style:name="gsCode" style:family="graphic" style:display-name="gsCode">
      <style:graphic-properties draw:fill="solid" draw:stroke="none" fo:padding-left="0.5cm" fo:padding-right="0.5cm" fo:padding-top="0.4cm" fo:padding-bottom="0.4cm" draw:fill-color="#2D2D2D" fo:overflow-behavior="clip" draw:auto-grow-height="false" draw:auto-grow-width="false" style:wrap="none"/>
    </style:style>
    <style:style style:name="tcsHeader" style:family="table-cell" style:display-name="tcsHeader">
      <style:table-cell-properties fo:background-color="#CC0000" fo:border="0.05cm solid #CC0000" fo:padding="0.18cm"/>
    </style:style>
    <style:style style:name="tcsRowA" style:family="table-cell" style:display-name="tcsRowA">
      <style:table-cell-properties fo:background-color="#252525" fo:border="0.05cm solid #444444" fo:padding="0.18cm"/>
    </style:style>
    <style:style style:name="tcsRowB" style:family="table-cell" style:display-name="tcsRowB">
      <style:table-cell-properties fo:background-color="#1E1E1E" fo:border="0.05cm solid #444444" fo:padding="0.18cm"/>
    </style:style>
    <style:style style:name="tsTh" style:family="text" style:display-name="tsTh">
      <style:text-properties fo:color="#F0F0F0" fo:font-size="17pt" fo:font-family="Liberation Sans" fo:font-weight="bold"/>
    </style:style>
    <style:style style:name="tsTd" style:family="text" style:display-name="tsTd">
      <style:text-properties fo:color="#F0F0F0" fo:font-size="16pt" fo:font-family="Liberation Sans"/>
    </style:style>
    <style:style style:name="psCell" style:family="paragraph" style:display-name="psCell">
      <style:paragraph-properties fo:margin-top="0.05cm" fo:margin-left="0cm"/>
    </style:style>
    <style:style style:name="tsCodeDyn_11_A8FF60_DejaVuSansMono" style:family="text" style:display-name="tsCodeDyn_11_A8FF60_DejaVuSansMono">
      <style:text-properties fo:color="#A8FF60" fo:font-size="11pt" fo:font-family="DejaVu Sans Mono"/>
    </style:style>
  </office:automatic-styles>
  <office:body>
    <office:presentation>
      <draw:page draw:style-name="dpNormal" draw:master-page-name="RHELDark">
        <draw:frame draw:style-name="gsFrame" svg:x="1.5cm" svg:y="4.5cm" svg:width="30.87cm" svg:height="5cm">
          <draw:text-box>
            <text:p text:style-name="psTitle"><text:span text:style-name="tsH1">Firewalld: Zero to Expert on RHEL 10</text:span></text:p>
            <text:p text:style-name="psSub"><text:span text:style-name="tsSub">Firewalld: Zero to Expert on RHEL 10</text:span></text:p>
          </draw:text-box>
        </draw:frame>
        <draw:frame draw:style-name="gsFrame" svg:x="1.5cm" svg:y="17.5cm" svg:width="30.87cm" svg:height="1cm">
          <draw:text-box>
            <text:p text:style-name="psSmall"><text:span text:style-name="tsSmall">Red Hat Enterprise Linux 10  |  Instructor Edition</text:span></text:p>
          </draw:text-box>
        </draw:frame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Who This Course Is For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No prior firewalld or iptables knowledge is assumed. Familiarity with Linux command-line basics (files, processes, systemd) and basic networking concepts (IP addresses, ports, TCP/UDP) is expected.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| Level | You are ready if… |</text:span></text:p>
              <text:p text:style-name="psCode"><text:span text:style-name="tsDiag">|-------|-------------------|</text:span></text:p>
              <text:p text:style-name="psCode"><text:span text:style-name="tsDiag">| **Beginner** | You know what a firewall *is* conceptually but have never configured one on Linux |</text:span></text:p>
              <text:p text:style-name="psCode"><text:span text:style-name="tsDiag">| **Intermediate** | You have used `firewall-cmd` before but lack a clear mental model of zones, policies, and nftables |</text:span></text:p>
              <text:p text:style-name="psCode"><text:span text:style-name="tsDiag">| **Advanced** | You want to master policies, rich rules, IP sets, container integration, and performance tuning |</text:span></text:p>
              <text:p text:style-name="psCode"><text:span text:style-name="tsDiag"> </text:span></text:p>
              <text:p text:style-name="psCode"><text:span text:style-name="tsDiag">No prior firewalld or iptables knowledge is assumed. Familiarity with Linux</text:span></text:p>
              <text:p text:style-name="psCode"><text:span text:style-name="tsDiag">command-line basics (files, processes, systemd) and basic networking concepts</text:span></text:p>
              <text:p text:style-name="psCode"><text:span text:style-name="tsDiag">(IP addresses, ports, TCP/UDP) is expected.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Who This Course Is For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50842416_892"/>
            <table:table-column table:style-name="tcCol_139861550842416_2295"/>
            <table:table-row>
              <table:table-cell table:style-name="tcsHeader">
                <text:p text:style-name="psCell"><text:span text:style-name="tsTh">Level</text:span></text:p>
              </table:table-cell>
              <table:table-cell table:style-name="tcsHeader">
                <text:p text:style-name="psCell"><text:span text:style-name="tsTh">You are ready if…</text:span></text:p>
              </table:table-cell>
            </table:table-row>
            <table:table-row>
              <table:table-cell table:style-name="tcsRowA">
                <text:p text:style-name="psCell"><text:span text:style-name="tsTd">Beginner</text:span></text:p>
              </table:table-cell>
              <table:table-cell table:style-name="tcsRowA">
                <text:p text:style-name="psCell"><text:span text:style-name="tsTd">You know what a firewall is conceptually but have never configured one on Linux</text:span></text:p>
              </table:table-cell>
            </table:table-row>
            <table:table-row>
              <table:table-cell table:style-name="tcsRowB">
                <text:p text:style-name="psCell"><text:span text:style-name="tsTd">Intermediate</text:span></text:p>
              </table:table-cell>
              <table:table-cell table:style-name="tcsRowB">
                <text:p text:style-name="psCell"><text:span text:style-name="tsTd">You have used firewall-cmd before but lack a clear mental model of zones, policies, and nftables</text:span></text:p>
              </table:table-cell>
            </table:table-row>
            <table:table-row>
              <table:table-cell table:style-name="tcsRowA">
                <text:p text:style-name="psCell"><text:span text:style-name="tsTd">Advanced</text:span></text:p>
              </table:table-cell>
              <table:table-cell table:style-name="tcsRowA">
                <text:p text:style-name="psCell"><text:span text:style-name="tsTd">You want to master policies, rich rules, IP sets, container integration, and performance tuning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Level | You are ready if…</text:span></text:p>
              <text:p text:style-name="psCode"><text:span text:style-name="tsDiag">------------------------------------------------------------</text:span></text:p>
              <text:p text:style-name="psCode"><text:span text:style-name="tsDiag">Beginner | You know what a firewall is conceptually but have never configured one on Linux</text:span></text:p>
              <text:p text:style-name="psCode"><text:span text:style-name="tsDiag">Intermediate | You have used firewall-cmd before but lack a clear mental model of zones, policies, and nftables</text:span></text:p>
              <text:p text:style-name="psCode"><text:span text:style-name="tsDiag">Advanced | You want to master policies, rich rules, IP sets, container integration, and performance tuning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What You Will Learn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By the end of this course you will be able to:</text:span></text:p>
            <text:p text:style-name="psBullet"><text:span text:style-name="tsBullet">• Explain how firewalld, nftables, and the Linux kernel netfilter subsystem relate to one another</text:span></text:p>
            <text:p text:style-name="psBullet"><text:span text:style-name="tsBullet">• Design and implement a zone-based firewall policy for any network topology</text:span></text:p>
            <text:p text:style-name="psBullet"><text:span text:style-name="tsBullet">• Write rich rules for complex, fine-grained traffic control</text:span></text:p>
            <text:p text:style-name="psBullet"><text:span text:style-name="tsBullet">• Configure NAT, masquerading, and port forwarding</text:span></text:p>
            <text:p text:style-name="psBullet"><text:span text:style-name="tsBullet">• Integrate firewalld with rootless Podman containers on RHEL 10</text:span></text:p>
            <text:p text:style-name="psBullet"><text:span text:style-name="tsBullet">• Use IP sets for efficient dynamic allow/block lists</text:span></text:p>
            <text:p text:style-name="psBullet"><text:span text:style-name="tsBullet">• Harden a system with lockdown mode and SELinux integration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• Inspect the raw nftables ruleset that firewalld generates and use it for troubleshooting</text:span></text:p>
              <text:p text:style-name="psCode"><text:span text:style-name="tsDiag">• Diagnose and resolve real-world firewall problems systematically</text:span></text:p>
              <text:p text:style-name="psCode"><text:span text:style-name="tsDiag"> </text:span></text:p>
              <text:p text:style-name="psCode"><text:span text:style-name="tsDiag">By the end of this course you will be able to:</text:span></text:p>
              <text:p text:style-name="psCode"><text:span text:style-name="tsDiag"> </text:span></text:p>
              <text:p text:style-name="psCode"><text:span text:style-name="tsDiag">- Explain how firewalld, nftables, and the Linux kernel netfilter subsystem</text:span></text:p>
              <text:p text:style-name="psCode"><text:span text:style-name="tsDiag">  relate to one another</text:span></text:p>
              <text:p text:style-name="psCode"><text:span text:style-name="tsDiag">- Design and implement a zone-based firewall policy for any network topology</text:span></text:p>
              <text:p text:style-name="psCode"><text:span text:style-name="tsDiag">- Write rich rules for complex, fine-grained traffic control</text:span></text:p>
              <text:p text:style-name="psCode"><text:span text:style-name="tsDiag">- Configure NAT, masquerading, and port forwarding</text:span></text:p>
              <text:p text:style-name="psCode"><text:span text:style-name="tsDiag">- Integrate firewalld with rootless Podman containers on RHEL 10</text:span></text:p>
              <text:p text:style-name="psCode"><text:span text:style-name="tsDiag">- Use IP sets for efficient dynamic allow/block lists</text:span></text:p>
              <text:p text:style-name="psCode"><text:span text:style-name="tsDiag">- Harden a system with lockdown mode and SELinux integration</text:span></text:p>
              <text:p text:style-name="psCode"><text:span text:style-name="tsDiag">- Inspect the raw nftables ruleset that firewalld generates and use it for</text:span></text:p>
              <text:p text:style-name="psCode"><text:span text:style-name="tsDiag">  troubleshooting</text:span></text:p>
              <text:p text:style-name="psCode"><text:span text:style-name="tsDiag">- Diagnose and resolve real-world firewall problems systematically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Course Structure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course_firewalld/</text:span></text:p>
            <text:p text:style-name="psBullet"><text:span text:style-name="tsBullet">◆ README.md ← You are here</text:span></text:p>
            <text:p text:style-name="psBullet"><text:span text:style-name="tsBullet">◆ 00-setup-lab-environment.md ← Start here: build your lab</text:span></text:p>
            <text:p text:style-name="psBullet"><text:span text:style-name="tsBullet">◆ 01-introduction-and-architecture.md</text:span></text:p>
            <text:p text:style-name="psBullet"><text:span text:style-name="tsBullet">◆ 02-nftables-fundamentals.md</text:span></text:p>
            <text:p text:style-name="psBullet"><text:span text:style-name="tsBullet">◆ 03-zones-and-trust-model.md</text:span></text:p>
            <text:p text:style-name="psBullet"><text:span text:style-name="tsBullet">◆ 04-services-ports-and-protocols.md</text:span></text:p>
            <text:p text:style-name="psBullet"><text:span text:style-name="tsBullet">◆ 05-policies-and-inter-zone-routing.md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  ◆ 06-rich-rules.md</text:span></text:p>
              <text:p text:style-name="psCode"><text:span text:style-name="tsDiag">  ◆ 07-nat-masquerading-and-port-forwarding.md</text:span></text:p>
              <text:p text:style-name="psCode"><text:span text:style-name="tsDiag">  ◆ 08-container-integration.md</text:span></text:p>
              <text:p text:style-name="psCode"><text:span text:style-name="tsDiag">  ◆ 09-ipsets-and-dynamic-filtering.md</text:span></text:p>
              <text:p text:style-name="psCode"><text:span text:style-name="tsDiag">  ◆ 10-logging-troubleshooting-and-debugging.md</text:span></text:p>
              <text:p text:style-name="psCode"><text:span text:style-name="tsDiag">  ◆ 11-lockdown-mode-and-hardening.md</text:span></text:p>
              <text:p text:style-name="psCode"><text:span text:style-name="tsDiag">  ◆ 12-direct-rules-and-advanced-nftables.md</text:span></text:p>
              <text:p text:style-name="psCode"><text:span text:style-name="tsDiag">  ◆ 13-capstone-project.md</text:span></text:p>
              <text:p text:style-name="psCode"><text:span text:style-name="tsDiag">  ◆ cheatsheet.md ← Quick reference for daily use</text:span></text:p>
              <text:p text:style-name="psCode"><text:span text:style-name="tsDiag">  ◆ faq.md ← 70+ answered questions</text:span></text:p>
              <text:p text:style-name="psCode"><text:span text:style-name="tsDiag"> </text:span></text:p>
              <text:p text:style-name="psCode"><text:span text:style-name="tsDiag">course_firewalld/</text:span></text:p>
              <text:p text:style-name="psCode"><text:span text:style-name="tsDiag">├── README.md                              ← You are here</text:span></text:p>
              <text:p text:style-name="psCode"><text:span text:style-name="tsDiag">├── 00-setup-lab-environment.md           ← Start here: build your lab</text:span></text:p>
              <text:p text:style-name="psCode"><text:span text:style-name="tsDiag">├── 01-introduction-and-architecture.md</text:span></text:p>
              <text:p text:style-name="psCode"><text:span text:style-name="tsDiag">├── 02-nftables-fundamentals.md</text:span></text:p>
              <text:p text:style-name="psCode"><text:span text:style-name="tsDiag">├── 03-zones-and-trust-model.md</text:span></text:p>
              <text:p text:style-name="psCode"><text:span text:style-name="tsDiag">├── 04-services-ports-and-protocols.md</text:span></text:p>
              <text:p text:style-name="psCode"><text:span text:style-name="tsDiag">├── 05-policies-and-inter-zone-routing.md</text:span></text:p>
              <text:p text:style-name="psCode"><text:span text:style-name="tsDiag">├── 06-rich-rules.md</text:span></text:p>
              <text:p text:style-name="psCode"><text:span text:style-name="tsDiag">├── 07-nat-masquerading-and-port-forwarding.md</text:span></text:p>
              <text:p text:style-name="psCode"><text:span text:style-name="tsDiag">├── 08-container-integration.md</text:span></text:p>
              <text:p text:style-name="psCode"><text:span text:style-name="tsDiag">├── 09-ipsets-and-dynamic-filtering.md</text:span></text:p>
              <text:p text:style-name="psCode"><text:span text:style-name="tsDiag">├── 10-logging-troubleshooting-and-debugging.md</text:span></text:p>
              <text:p text:style-name="psCode"><text:span text:style-name="tsDiag">├── 11-lockdown-mode-and-hardening.md</text:span></text:p>
              <text:p text:style-name="psCode"><text:span text:style-name="tsDiag">├── 12-direct-rules-and-advanced-nftables.md</text:span></text:p>
              <text:p text:style-name="psCode"><text:span text:style-name="tsDiag">├── 13-capstone-project.md</text:span></text:p>
              <text:p text:style-name="psCode"><text:span text:style-name="tsDiag">├── cheatsheet.md                          ← Quick reference for daily use</text:span></text:p>
              <text:p text:style-name="psCode"><text:span text:style-name="tsDiag">└── faq.md                                 ← 70+ answered questions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Module Overview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Module 00 — Lab Environment Setup</text:span></text:p>
            <text:p text:style-name="psBullet"><text:span text:style-name="tsBullet">Build a repeatable, rootless Podman-based lab on RHEL 10. Spin up one-, two-, and three-node topologies using UBI 10 containers running systemd and firewalld. Every subsequent module's lab runs in this environment.</text:span></text:p>
            <text:p text:style-name="psBullet"><text:span text:style-name="tsBullet">◆ Module 01 — Introduction and Architecture</text:span></text:p>
            <text:p text:style-name="psBullet"><text:span text:style-name="tsBullet">Understand what firewalld is, where it fits in the Linux networking stack, and the critical two-layer model (runtime vs permanent) that governs every firewall-cmd operation you will ever run.</text:span></text:p>
            <text:p text:style-name="psBullet"><text:span text:style-name="tsBullet">◆ Module 02 — nftables Fundamentals</text:span></text:p>
            <text:p text:style-name="psBullet"><text:span text:style-name="tsBullet">RHEL 10 defaults to nftables. Learn tables, chains, rules, sets, and maps from scratch using the nft CLI — then see exactly how firewalld translates its configuration into nftables rules. This module is the foundation for all advanced troubleshooting.</text:span></text:p>
            <text:p text:style-name="psBullet"><text:span text:style-name="tsBullet">◆ Module 03 — Zones and the Trust Model</text:span></text:p>
            <text:p text:style-name="psBullet"><text:span text:style-name="tsBullet">Zones are firewalld's core abstraction. Learn every predefined zone, how traffic is assigned to zones, zone binding precedence, and how to create custom zones for your specific network topology.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Module 04 — Services, Ports, and Protocols</text:span></text:p>
              <text:p text:style-name="psCode"><text:span text:style-name="tsDiag">Open and close access using named service definitions, raw ports, port ranges, and protocol specifics including ICMP. Learn to create custom service XML files for your own applications.</text:span></text:p>
              <text:p text:style-name="psCode"><text:span text:style-name="tsDiag">◆ Module 05 — Policies and Inter-Zone Routing</text:span></text:p>
              <text:p text:style-name="psCode"><text:span text:style-name="tsDiag">Zones alone can't control traffic between zones. Policies add direction, priority, and targets to inter-zone flows. This module also covers Policy Sets — new in firewalld 2.4.0 / RHEL 10 — which provide one-command configurations for common scenarios like gateways.</text:span></text:p>
              <text:p text:style-name="psCode"><text:span text:style-name="tsDiag">◆ Module 06 — Rich Rules</text:span></text:p>
              <text:p text:style-name="psCode"><text:span text:style-name="tsDiag">The rich rule language gives you surgical control: match on source/destination address, port, service, ICMP type, and more — then accept, reject, drop, log, or audit. Covers priority ordering and temporary timeout rules.</text:span></text:p>
              <text:p text:style-name="psCode"><text:span text:style-name="tsDiag">◆ Module 07 — NAT, Masquerading, and Port Forwarding</text:span></text:p>
              <text:p text:style-name="psCode"><text:span text:style-name="tsDiag">Build routers and gateways. Understand SNAT (masquerading) and DNAT (port forwarding) in depth — including the StrictForwardPorts option that governs how container-published ports interact with your firewall.</text:span></text:p>
              <text:p text:style-name="psCode"><text:span text:style-name="tsDiag">◆ Module 08 — Container Integration</text:span></text:p>
              <text:p text:style-name="psCode"><text:span text:style-name="tsDiag">Rootless Podman is the default container runtime on RHEL 10. This module explains how Podman's networking (CNI/Netavark) interacts with firewalld in both seamless and strict modes, how to own firewall rules for containers, and the differences between rootless and rootful networking.</text:span></text:p>
              <text:p text:style-name="psCode"><text:span text:style-name="tsDiag">◆ Module 09 — IP Sets and Dynamic Filtering</text:span></text:p>
              <text:p text:style-name="psCode"><text:span text:style-name="tsDiag">IP sets let you match thousands of addresses in a single rule. Build dynamic block lists with automatic timeout expiry, geo-blocking pipelines, and efficient DDoS response tools using hash:ip, hash:net, and hash:mac set types.</text:span></text:p>
              <text:p text:style-name="psCode"><text:span text:style-name="tsDiag">◆ Module 10 — Logging, Troubleshooting, and Debugging</text:span></text:p>
              <text:p text:style-name="psCode"><text:span text:style-name="tsDiag">A systematic methodology for diagnosing firewall issues: log denied traffic, read nftables counters, diff runtime vs permanent config, trace policies, and resolve the most common real-world failure modes.</text:span></text:p>
              <text:p text:style-name="psCode"><text:span text:style-name="tsDiag">◆ Module 11 — Lockdown Mode and Hardening</text:span></text:p>
              <text:p text:style-name="psCode"><text:span text:style-name="tsDiag">Prevent unauthorized firewall changes with lockdown mode. Integrate with SELinux, RHEL cryptographic policies, and compliance scanning considerations for production-hardened systems.</text:span></text:p>
              <text:p text:style-name="psCode"><text:span text:style-name="tsDiag">◆ Module 12 — Direct Rules and Advanced nftables</text:span></text:p>
              <text:p text:style-name="psCode"><text:span text:style-name="tsDiag">When firewalld's abstractions aren't enough: direct rules, raw nftables integration, chain ordering, and flowtables for software-accelerated packet forwarding. Covers risks and safe usage patterns.</text:span></text:p>
              <text:p text:style-name="psCode"><text:span text:style-name="tsDiag">◆ Module 13 — Capstone Project</text:span></text:p>
              <text:p text:style-name="psCode"><text:span text:style-name="tsDiag">Design and implement a full three-tier application firewall: frontend in a DMZ, backend in an internal zone, database isolated. Guided from design to implementation with full explanation of every decision.</text:span></text:p>
              <text:p text:style-name="psCode"><text:span text:style-name="tsDiag"> </text:span></text:p>
              <text:p text:style-name="psCode"><text:span text:style-name="tsDiag">### [Module 00 — Lab Environment Setup](./00-setup-lab-environment.md)</text:span></text:p>
              <text:p text:style-name="psCode"><text:span text:style-name="tsDiag">Build a repeatable, rootless Podman-based lab on RHEL 10. Spin up one-, two-,</text:span></text:p>
              <text:p text:style-name="psCode"><text:span text:style-name="tsDiag">and three-node topologies using UBI 10 containers running systemd and firewalld.</text:span></text:p>
              <text:p text:style-name="psCode"><text:span text:style-name="tsDiag">Every subsequent module's lab runs in this environment.</text:span></text:p>
              <text:p text:style-name="psCode"><text:span text:style-name="tsDiag"> </text:span></text:p>
              <text:p text:style-name="psCode"><text:span text:style-name="tsDiag">### [Module 01 — Introduction and Architecture](./01-introduction-and-architecture.md)</text:span></text:p>
              <text:p text:style-name="psCode"><text:span text:style-name="tsDiag">Understand what firewalld is, where it fits in the Linux networking stack, and</text:span></text:p>
              <text:p text:style-name="psCode"><text:span text:style-name="tsDiag">the critical two-layer model (runtime vs permanent) that governs every</text:span></text:p>
              <text:p text:style-name="psCode"><text:span text:style-name="tsDiag">`firewall-cmd` operation you will ever run.</text:span></text:p>
              <text:p text:style-name="psCode"><text:span text:style-name="tsDiag"> </text:span></text:p>
              <text:p text:style-name="psCode"><text:span text:style-name="tsDiag">### [Module 02 — nftables Fundamentals](./02-nftables-fundamentals.md)</text:span></text:p>
              <text:p text:style-name="psCode"><text:span text:style-name="tsDiag">RHEL 10 defaults to nftables. Learn tables, chains, rules, sets, and maps from</text:span></text:p>
              <text:p text:style-name="psCode"><text:span text:style-name="tsDiag">scratch using the `nft` CLI — then see exactly how firewalld translates its</text:span></text:p>
              <text:p text:style-name="psCode"><text:span text:style-name="tsDiag">configuration into nftables rules. This module is the foundation for all</text:span></text:p>
              <text:p text:style-name="psCode"><text:span text:style-name="tsDiag">advanced troubleshooting.</text:span></text:p>
              <text:p text:style-name="psCode"><text:span text:style-name="tsDiag"> </text:span></text:p>
              <text:p text:style-name="psCode"><text:span text:style-name="tsDiag">### [Module 03 — Zones and the Trust Model](./03-zones-and-trust-model.md)</text:span></text:p>
              <text:p text:style-name="psCode"><text:span text:style-name="tsDiag">Zones are firewalld's core abstraction. Learn every predefined zone, how traffic</text:span></text:p>
              <text:p text:style-name="psCode"><text:span text:style-name="tsDiag">is assigned to zones, zone binding precedence, and how to create custom zones for</text:span></text:p>
              <text:p text:style-name="psCode"><text:span text:style-name="tsDiag">your specific network topology.</text:span></text:p>
              <text:p text:style-name="psCode"><text:span text:style-name="tsDiag"> </text:span></text:p>
              <text:p text:style-name="psCode"><text:span text:style-name="tsDiag">### [Module 04 — Services, Ports, and Protocols](./04-services-ports-and-protocols.md)</text:span></text:p>
              <text:p text:style-name="psCode"><text:span text:style-name="tsDiag">Open and close access using named service definitions, raw ports, port ranges,</text:span></text:p>
              <text:p text:style-name="psCode"><text:span text:style-name="tsDiag">and protocol specifics including ICMP. Learn to create custom service XML files</text:span></text:p>
              <text:p text:style-name="psCode"><text:span text:style-name="tsDiag">for your own applications.</text:span></text:p>
              <text:p text:style-name="psCode"><text:span text:style-name="tsDiag"> </text:span></text:p>
              <text:p text:style-name="psCode"><text:span text:style-name="tsDiag">### [Module 05 — Policies and Inter-Zone Routing](./05-policies-and-inter-zone-routing.md)</text:span></text:p>
              <text:p text:style-name="psCode"><text:span text:style-name="tsDiag">Zones alone can't control traffic *between* zones. Policies add direction,</text:span></text:p>
              <text:p text:style-name="psCode"><text:span text:style-name="tsDiag">priority, and targets to inter-zone flows. This module also covers Policy Sets —</text:span></text:p>
              <text:p text:style-name="psCode"><text:span text:style-name="tsDiag">new in firewalld 2.4.0 / RHEL 10 — which provide one-command configurations for</text:span></text:p>
              <text:p text:style-name="psCode"><text:span text:style-name="tsDiag">common scenarios like gateways.</text:span></text:p>
              <text:p text:style-name="psCode"><text:span text:style-name="tsDiag"> </text:span></text:p>
              <text:p text:style-name="psCode"><text:span text:style-name="tsDiag">### [Module 06 — Rich Rules](./06-rich-rules.md)</text:span></text:p>
              <text:p text:style-name="psCode"><text:span text:style-name="tsDiag">The rich rule language gives you surgical control: match on source/destination</text:span></text:p>
              <text:p text:style-name="psCode"><text:span text:style-name="tsDiag">address, port, service, ICMP type, and more — then accept, reject, drop, log, or</text:span></text:p>
              <text:p text:style-name="psCode"><text:span text:style-name="tsDiag">audit. Covers priority ordering and temporary timeout rules.</text:span></text:p>
              <text:p text:style-name="psCode"><text:span text:style-name="tsDiag"> </text:span></text:p>
              <text:p text:style-name="psCode"><text:span text:style-name="tsDiag">### [Module 07 — NAT, Masquerading, and Port Forwarding](./07-nat-masquerading-and-port-forwarding.md)</text:span></text:p>
              <text:p text:style-name="psCode"><text:span text:style-name="tsDiag">Build routers and gateways. Understand SNAT (masquerading) and DNAT (port</text:span></text:p>
              <text:p text:style-name="psCode"><text:span text:style-name="tsDiag">forwarding) in depth — including the `StrictForwardPorts` option that governs</text:span></text:p>
              <text:p text:style-name="psCode"><text:span text:style-name="tsDiag">how container-published ports interact with your firewall.</text:span></text:p>
              <text:p text:style-name="psCode"><text:span text:style-name="tsDiag"> </text:span></text:p>
              <text:p text:style-name="psCode"><text:span text:style-name="tsDiag">### [Module 08 — Container Integration](./08-container-integration.md)</text:span></text:p>
              <text:p text:style-name="psCode"><text:span text:style-name="tsDiag">Rootless Podman is the default container runtime on RHEL 10. This module</text:span></text:p>
              <text:p text:style-name="psCode"><text:span text:style-name="tsDiag">explains how Podman's networking (CNI/Netavark) interacts with firewalld in both</text:span></text:p>
              <text:p text:style-name="psCode"><text:span text:style-name="tsDiag">seamless and strict modes, how to own firewall rules for containers, and the</text:span></text:p>
              <text:p text:style-name="psCode"><text:span text:style-name="tsDiag">differences between rootless and rootful networking.</text:span></text:p>
              <text:p text:style-name="psCode"><text:span text:style-name="tsDiag"> </text:span></text:p>
              <text:p text:style-name="psCode"><text:span text:style-name="tsDiag">### [Module 09 — IP Sets and Dynamic Filtering](./09-ipsets-and-dynamic-filtering.md)</text:span></text:p>
              <text:p text:style-name="psCode"><text:span text:style-name="tsDiag">IP sets let you match thousands of addresses in a single rule. Build dynamic</text:span></text:p>
              <text:p text:style-name="psCode"><text:span text:style-name="tsDiag">block lists with automatic timeout expiry, geo-blocking pipelines, and efficient</text:span></text:p>
              <text:p text:style-name="psCode"><text:span text:style-name="tsDiag">DDoS response tools using `hash:ip`, `hash:net`, and `hash:mac` set types.</text:span></text:p>
              <text:p text:style-name="psCode"><text:span text:style-name="tsDiag"> </text:span></text:p>
              <text:p text:style-name="psCode"><text:span text:style-name="tsDiag">### [Module 10 — Logging, Troubleshooting, and Debugging](./10-logging-troubleshooting-and-debugging.md)</text:span></text:p>
              <text:p text:style-name="psCode"><text:span text:style-name="tsDiag">A systematic methodology for diagnosing firewall issues: log denied traffic,</text:span></text:p>
              <text:p text:style-name="psCode"><text:span text:style-name="tsDiag">read nftables counters, diff runtime vs permanent config, trace policies, and</text:span></text:p>
              <text:p text:style-name="psCode"><text:span text:style-name="tsDiag">resolve the most common real-world failure modes.</text:span></text:p>
              <text:p text:style-name="psCode"><text:span text:style-name="tsDiag"> </text:span></text:p>
              <text:p text:style-name="psCode"><text:span text:style-name="tsDiag">### [Module 11 — Lockdown Mode and Hardening](./11-lockdown-mode-and-hardening.md)</text:span></text:p>
              <text:p text:style-name="psCode"><text:span text:style-name="tsDiag">Prevent unauthorized firewall changes with lockdown mode. Integrate with SELinux,</text:span></text:p>
              <text:p text:style-name="psCode"><text:span text:style-name="tsDiag">RHEL cryptographic policies, and compliance scanning considerations for</text:span></text:p>
              <text:p text:style-name="psCode"><text:span text:style-name="tsDiag">production-hardened systems.</text:span></text:p>
              <text:p text:style-name="psCode"><text:span text:style-name="tsDiag"> </text:span></text:p>
              <text:p text:style-name="psCode"><text:span text:style-name="tsDiag">### [Module 12 — Direct Rules and Advanced nftables](./12-direct-rules-and-advanced-nftables.md)</text:span></text:p>
              <text:p text:style-name="psCode"><text:span text:style-name="tsDiag">When firewalld's abstractions aren't enough: direct rules, raw nftables</text:span></text:p>
              <text:p text:style-name="psCode"><text:span text:style-name="tsDiag">integration, chain ordering, and flowtables for software-accelerated packet</text:span></text:p>
              <text:p text:style-name="psCode"><text:span text:style-name="tsDiag">forwarding. Covers risks and safe usage patterns.</text:span></text:p>
              <text:p text:style-name="psCode"><text:span text:style-name="tsDiag"> </text:span></text:p>
              <text:p text:style-name="psCode"><text:span text:style-name="tsDiag">### [Module 13 — Capstone Project](./13-capstone-project.md)</text:span></text:p>
              <text:p text:style-name="psCode"><text:span text:style-name="tsDiag">Design and implement a full three-tier application firewall: frontend in a DMZ,</text:span></text:p>
              <text:p text:style-name="psCode"><text:span text:style-name="tsDiag">backend in an internal zone, database isolated. Guided from design to</text:span></text:p>
              <text:p text:style-name="psCode"><text:span text:style-name="tsDiag">implementation with full explanation of every decision.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Quick Reference Fil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• cheatsheet.md — Every common firewall-cmd invocation grouped by task, with nftables inspection commands. Print it. Keep it open.</text:span></text:p>
            <text:p text:style-name="psBullet"><text:span text:style-name="tsBullet">• faq.md — 70+ questions answered, from "what is a zone?" to "why does my container lose internet after a firewall reload?"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- **[cheatsheet.md](./cheatsheet.md)** — Every common `firewall-cmd` invocation</text:span></text:p>
              <text:p text:style-name="psCode"><text:span text:style-name="tsDiag">  grouped by task, with nftables inspection commands. Print it. Keep it open.</text:span></text:p>
              <text:p text:style-name="psCode"><text:span text:style-name="tsDiag">- **[faq.md](./faq.md)** — 70+ questions answered, from "what is a zone?" to</text:span></text:p>
              <text:p text:style-name="psCode"><text:span text:style-name="tsDiag">  "why does my container lose internet after a firewall reload?"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rerequisit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System Prerequisites</text:span></text:p>
            <text:p text:style-name="psBullet"><text:span text:style-name="tsBullet">• RHEL 10 host (physical, VM, or cloud instance) — or any modern Linux host capable of running rootless Podman (Fedora 39+, RHEL 9+, Ubuntu 22.04+)</text:span></text:p>
            <text:p text:style-name="psBullet"><text:span text:style-name="tsBullet">• podman version 4.0 or later</text:span></text:p>
            <text:p text:style-name="psBullet"><text:span text:style-name="tsBullet">• podman-compose or podman network CLI access</text:span></text:p>
            <text:p text:style-name="psBullet"><text:span text:style-name="tsBullet">• nft CLI tool (nftables package)</text:span></text:p>
            <text:p text:style-name="psBullet"><text:span text:style-name="tsBullet">• firewalld package (installed but labs run inside containers)</text:span></text:p>
            <text:p text:style-name="psBullet"><text:span text:style-name="tsBullet">• curl, nc (netcat), and ping available on the host</text:span></text:p>
            <text:p text:style-name="psBullet"><text:span text:style-name="tsBullet">◆ Knowledge Prerequisite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• Linux command line: navigate directories, edit files, manage services with systemctl, read journalctl output</text:span></text:p>
              <text:p text:style-name="psCode"><text:span text:style-name="tsDiag">• Networking basics: IP addresses, subnets (CIDR notation), ports, TCP vs UDP, what a packet is</text:span></text:p>
              <text:p text:style-name="psCode"><text:span text:style-name="tsDiag">• No firewall experience required</text:span></text:p>
              <text:p text:style-name="psCode"><text:span text:style-name="tsDiag">◆ Installing Prerequisites on RHEL 10</text:span></text:p>
              <text:p text:style-name="psCode"><text:span text:style-name="tsDiag"> </text:span></text:p>
              <text:p text:style-name="psCode"><text:span text:style-name="tsDiag">### System Prerequisites</text:span></text:p>
              <text:p text:style-name="psCode"><text:span text:style-name="tsDiag">- RHEL 10 host (physical, VM, or cloud instance) — or any modern Linux host</text:span></text:p>
              <text:p text:style-name="psCode"><text:span text:style-name="tsDiag">  capable of running rootless Podman (Fedora 39+, RHEL 9+, Ubuntu 22.04+)</text:span></text:p>
              <text:p text:style-name="psCode"><text:span text:style-name="tsDiag">- `podman` version 4.0 or later</text:span></text:p>
              <text:p text:style-name="psCode"><text:span text:style-name="tsDiag">- `podman-compose` or `podman network` CLI access</text:span></text:p>
              <text:p text:style-name="psCode"><text:span text:style-name="tsDiag">- `nft` CLI tool (`nftables` package)</text:span></text:p>
              <text:p text:style-name="psCode"><text:span text:style-name="tsDiag">- `firewalld` package (installed but labs run *inside* containers)</text:span></text:p>
              <text:p text:style-name="psCode"><text:span text:style-name="tsDiag">- `curl`, `nc` (netcat), and `ping` available on the host</text:span></text:p>
              <text:p text:style-name="psCode"><text:span text:style-name="tsDiag"> </text:span></text:p>
              <text:p text:style-name="psCode"><text:span text:style-name="tsDiag">### Knowledge Prerequisites</text:span></text:p>
              <text:p text:style-name="psCode"><text:span text:style-name="tsDiag">- Linux command line: navigate directories, edit files, manage services with</text:span></text:p>
              <text:p text:style-name="psCode"><text:span text:style-name="tsDiag">  `systemctl`, read `journalctl` output</text:span></text:p>
              <text:p text:style-name="psCode"><text:span text:style-name="tsDiag">- Networking basics: IP addresses, subnets (CIDR notation), ports, TCP vs UDP,</text:span></text:p>
              <text:p text:style-name="psCode"><text:span text:style-name="tsDiag">  what a packet is</text:span></text:p>
              <text:p text:style-name="psCode"><text:span text:style-name="tsDiag">- No firewall experience required</text:span></text:p>
              <text:p text:style-name="psCode"><text:span text:style-name="tsDiag"> </text:span></text:p>
              <text:p text:style-name="psCode"><text:span text:style-name="tsDiag">### Installing Prerequisites on RHEL 10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sudo dnf install -y podman podman-compose</text:span></text:p>
              <text:p text:style-name="psCode"><text:span text:style-name="tsDiag"> </text:span></text:p>
              <text:p text:style-name="psCode"><text:span text:style-name="tsDiag">sudo dnf install -y nftables</text:span></text:p>
              <text:p text:style-name="psCode"><text:span text:style-name="tsDiag"> </text:span></text:p>
              <text:p text:style-name="psCode"><text:span text:style-name="tsDiag">sudo dnf install -y nmap-ncat iputils bind-util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Prerequisite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sudo dnf install -y podman podman-compose</text:span><text:line-break/><text:span text:style-name="tsCodeDyn_11_A8FF60_DejaVuSansMono"> </text:span><text:line-break/><text:span text:style-name="tsCodeDyn_11_A8FF60_DejaVuSansMono">sudo dnf install -y nftables</text:span><text:line-break/><text:span text:style-name="tsCodeDyn_11_A8FF60_DejaVuSansMono"> </text:span><text:line-break/><text:span text:style-name="tsCodeDyn_11_A8FF60_DejaVuSansMono">sudo dnf install -y nmap-ncat iputils bind-util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sudo dnf install -y podman podman-compose</text:span></text:p>
              <text:p text:style-name="psCode"><text:span text:style-name="tsDiag"> </text:span></text:p>
              <text:p text:style-name="psCode"><text:span text:style-name="tsDiag">sudo dnf install -y nftables</text:span></text:p>
              <text:p text:style-name="psCode"><text:span text:style-name="tsDiag"> </text:span></text:p>
              <text:p text:style-name="psCode"><text:span text:style-name="tsDiag">sudo dnf install -y nmap-ncat iputils bind-utils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How to Use This Course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Recommended Path (Linear)</text:span></text:p>
            <text:p text:style-name="psBullet"><text:span text:style-name="tsBullet">Work through modules 00 → 13 in order. Each module builds on the previous. The lab environment in module 00 is required for all subsequent labs.</text:span></text:p>
            <text:p text:style-name="psBullet"><text:span text:style-name="tsBullet">◆ Reference Path (Non-Linear)</text:span></text:p>
            <text:p text:style-name="psBullet"><text:span text:style-name="tsBullet">Already know the basics? Use the module overview above to jump to what you need. Keep cheatsheet.md and faq.md open as you work.</text:span></text:p>
            <text:p text:style-name="psBullet"><text:span text:style-name="tsBullet">◆ Lab Convention</text:span></text:p>
            <text:p text:style-name="psBullet"><text:span text:style-name="tsBullet">Throughout this course, lab steps follow this convention:</text:span></text:p>
            <text:p text:style-name="psBullet"><text:span text:style-name="tsBullet">🔧 LAB STEP</text:span></text:p>
            <text:p text:style-name="psBullet"><text:span text:style-name="tsBullet">Indicates an action you perform.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💡 CONCEPT CHECK</text:span></text:p>
              <text:p text:style-name="psCode"><text:span text:style-name="tsDiag">A question or observation to solidify understanding before moving on.</text:span></text:p>
              <text:p text:style-name="psCode"><text:span text:style-name="tsDiag">⚠️  IMPORTANT</text:span></text:p>
              <text:p text:style-name="psCode"><text:span text:style-name="tsDiag">A warning about a common mistake or destructive action.</text:span></text:p>
              <text:p text:style-name="psCode"><text:span text:style-name="tsDiag">📝 NOTE</text:span></text:p>
              <text:p text:style-name="psCode"><text:span text:style-name="tsDiag">Context, background, or a cross-reference to another module.</text:span></text:p>
              <text:p text:style-name="psCode"><text:span text:style-name="tsDiag"> </text:span></text:p>
              <text:p text:style-name="psCode"><text:span text:style-name="tsDiag">### Recommended Path (Linear)</text:span></text:p>
              <text:p text:style-name="psCode"><text:span text:style-name="tsDiag">Work through modules 00 → 13 in order. Each module builds on the previous.</text:span></text:p>
              <text:p text:style-name="psCode"><text:span text:style-name="tsDiag">The lab environment in module 00 is required for all subsequent labs.</text:span></text:p>
              <text:p text:style-name="psCode"><text:span text:style-name="tsDiag"> </text:span></text:p>
              <text:p text:style-name="psCode"><text:span text:style-name="tsDiag">### Reference Path (Non-Linear)</text:span></text:p>
              <text:p text:style-name="psCode"><text:span text:style-name="tsDiag">Already know the basics? Use the module overview above to jump to what you need.</text:span></text:p>
              <text:p text:style-name="psCode"><text:span text:style-name="tsDiag">Keep `cheatsheet.md` and `faq.md` open as you work.</text:span></text:p>
              <text:p text:style-name="psCode"><text:span text:style-name="tsDiag"> </text:span></text:p>
              <text:p text:style-name="psCode"><text:span text:style-name="tsDiag">### Lab Convention</text:span></text:p>
              <text:p text:style-name="psCode"><text:span text:style-name="tsDiag"> </text:span></text:p>
              <text:p text:style-name="psCode"><text:span text:style-name="tsDiag">Throughout this course, lab steps follow this convention:</text:span></text:p>
              <text:p text:style-name="psCode"><text:span text:style-name="tsDiag"> </text:span></text:p>
              <text:p text:style-name="psCode"><text:span text:style-name="tsDiag">Indicates an action you perform.</text:span></text:p>
              <text:p text:style-name="psCode"><text:span text:style-name="tsDiag"> </text:span></text:p>
              <text:p text:style-name="psCode"><text:span text:style-name="tsDiag">A question or observation to solidify understanding before moving on.</text:span></text:p>
              <text:p text:style-name="psCode"><text:span text:style-name="tsDiag"> </text:span></text:p>
              <text:p text:style-name="psCode"><text:span text:style-name="tsDiag">A warning about a common mistake or destructive action.</text:span></text:p>
              <text:p text:style-name="psCode"><text:span text:style-name="tsDiag"> </text:span></text:p>
              <text:p text:style-name="psCode"><text:span text:style-name="tsDiag">Context, background, or a cross-reference to another module.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A Note on RHEL 10 Specific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his course targets RHEL 10 specifically. Key differences from RHEL 9 that affect firewalld behaviour:</text:span></text:p>
            <text:p text:style-name="psBullet"><text:span text:style-name="tsBullet">Where behaviour differs between RHEL 9 and RHEL 10, this course notes it explicitly with a &gt; RHEL 10 callout.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his course targets **RHEL 10** specifically. Key differences from RHEL 9 that</text:span></text:p>
              <text:p text:style-name="psCode"><text:span text:style-name="tsDiag">affect firewalld behaviour:</text:span></text:p>
              <text:p text:style-name="psCode"><text:span text:style-name="tsDiag"> </text:span></text:p>
              <text:p text:style-name="psCode"><text:span text:style-name="tsDiag">| Topic | RHEL 9 | RHEL 10 |</text:span></text:p>
              <text:p text:style-name="psCode"><text:span text:style-name="tsDiag">|-------|--------|---------|</text:span></text:p>
              <text:p text:style-name="psCode"><text:span text:style-name="tsDiag">| Default packet filter | iptables (legacy) | **nftables only** |</text:span></text:p>
              <text:p text:style-name="psCode"><text:span text:style-name="tsDiag">| `iptables` command | Available (legacy) | Deprecated / removed |</text:span></text:p>
              <text:p text:style-name="psCode"><text:span text:style-name="tsDiag">| Container runtime | Podman 4.x | **Podman 5.x** |</text:span></text:p>
              <text:p text:style-name="psCode"><text:span text:style-name="tsDiag">| Container networking | CNI plugins | **Netavark + Aardvark** |</text:span></text:p>
              <text:p text:style-name="psCode"><text:span text:style-name="tsDiag">| `firewall-config` GUI | Available | Removed |</text:span></text:p>
              <text:p text:style-name="psCode"><text:span text:style-name="tsDiag">| Policy Sets | Not available | **Available (firewalld 2.4+)** |</text:span></text:p>
              <text:p text:style-name="psCode"><text:span text:style-name="tsDiag">| StrictForwardPorts | Not available | **Available** |</text:span></text:p>
              <text:p text:style-name="psCode"><text:span text:style-name="tsDiag">| Flowtables | Experimental | **Supported** |</text:span></text:p>
              <text:p text:style-name="psCode"><text:span text:style-name="tsDiag"> </text:span></text:p>
              <text:p text:style-name="psCode"><text:span text:style-name="tsDiag">Where behaviour differs between RHEL 9 and RHEL 10, this course notes it</text:span></text:p>
              <text:p text:style-name="psCode"><text:span text:style-name="tsDiag">explicitly with a `&gt; RHEL 10` callout.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A Note on RHEL 10 Specific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51312640_892"/>
            <table:table-column table:style-name="tcCol_139861551312640_1148"/>
            <table:table-column table:style-name="tcCol_139861551312640_1148"/>
            <table:table-row>
              <table:table-cell table:style-name="tcsHeader">
                <text:p text:style-name="psCell"><text:span text:style-name="tsTh">Topic</text:span></text:p>
              </table:table-cell>
              <table:table-cell table:style-name="tcsHeader">
                <text:p text:style-name="psCell"><text:span text:style-name="tsTh">RHEL 9</text:span></text:p>
              </table:table-cell>
              <table:table-cell table:style-name="tcsHeader">
                <text:p text:style-name="psCell"><text:span text:style-name="tsTh">RHEL 10</text:span></text:p>
              </table:table-cell>
            </table:table-row>
            <table:table-row>
              <table:table-cell table:style-name="tcsRowA">
                <text:p text:style-name="psCell"><text:span text:style-name="tsTd">Default packet filter</text:span></text:p>
              </table:table-cell>
              <table:table-cell table:style-name="tcsRowA">
                <text:p text:style-name="psCell"><text:span text:style-name="tsTd">iptables (legacy)</text:span></text:p>
              </table:table-cell>
              <table:table-cell table:style-name="tcsRowA">
                <text:p text:style-name="psCell"><text:span text:style-name="tsTd">nftables only</text:span></text:p>
              </table:table-cell>
            </table:table-row>
            <table:table-row>
              <table:table-cell table:style-name="tcsRowB">
                <text:p text:style-name="psCell"><text:span text:style-name="tsTd">iptables command</text:span></text:p>
              </table:table-cell>
              <table:table-cell table:style-name="tcsRowB">
                <text:p text:style-name="psCell"><text:span text:style-name="tsTd">Available (legacy)</text:span></text:p>
              </table:table-cell>
              <table:table-cell table:style-name="tcsRowB">
                <text:p text:style-name="psCell"><text:span text:style-name="tsTd">Deprecated / removed</text:span></text:p>
              </table:table-cell>
            </table:table-row>
            <table:table-row>
              <table:table-cell table:style-name="tcsRowA">
                <text:p text:style-name="psCell"><text:span text:style-name="tsTd">Container runtime</text:span></text:p>
              </table:table-cell>
              <table:table-cell table:style-name="tcsRowA">
                <text:p text:style-name="psCell"><text:span text:style-name="tsTd">Podman 4.x</text:span></text:p>
              </table:table-cell>
              <table:table-cell table:style-name="tcsRowA">
                <text:p text:style-name="psCell"><text:span text:style-name="tsTd">Podman 5.x</text:span></text:p>
              </table:table-cell>
            </table:table-row>
            <table:table-row>
              <table:table-cell table:style-name="tcsRowB">
                <text:p text:style-name="psCell"><text:span text:style-name="tsTd">Container networking</text:span></text:p>
              </table:table-cell>
              <table:table-cell table:style-name="tcsRowB">
                <text:p text:style-name="psCell"><text:span text:style-name="tsTd">CNI plugins</text:span></text:p>
              </table:table-cell>
              <table:table-cell table:style-name="tcsRowB">
                <text:p text:style-name="psCell"><text:span text:style-name="tsTd">Netavark + Aardvark</text:span></text:p>
              </table:table-cell>
            </table:table-row>
            <table:table-row>
              <table:table-cell table:style-name="tcsRowA">
                <text:p text:style-name="psCell"><text:span text:style-name="tsTd">firewall-config GUI</text:span></text:p>
              </table:table-cell>
              <table:table-cell table:style-name="tcsRowA">
                <text:p text:style-name="psCell"><text:span text:style-name="tsTd">Available</text:span></text:p>
              </table:table-cell>
              <table:table-cell table:style-name="tcsRowA">
                <text:p text:style-name="psCell"><text:span text:style-name="tsTd">Removed</text:span></text:p>
              </table:table-cell>
            </table:table-row>
            <table:table-row>
              <table:table-cell table:style-name="tcsRowB">
                <text:p text:style-name="psCell"><text:span text:style-name="tsTd">Policy Sets</text:span></text:p>
              </table:table-cell>
              <table:table-cell table:style-name="tcsRowB">
                <text:p text:style-name="psCell"><text:span text:style-name="tsTd">Not available</text:span></text:p>
              </table:table-cell>
              <table:table-cell table:style-name="tcsRowB">
                <text:p text:style-name="psCell"><text:span text:style-name="tsTd">Available (firewalld 2.4+)</text:span></text:p>
              </table:table-cell>
            </table:table-row>
            <table:table-row>
              <table:table-cell table:style-name="tcsRowA">
                <text:p text:style-name="psCell"><text:span text:style-name="tsTd">StrictForwardPorts</text:span></text:p>
              </table:table-cell>
              <table:table-cell table:style-name="tcsRowA">
                <text:p text:style-name="psCell"><text:span text:style-name="tsTd">Not available</text:span></text:p>
              </table:table-cell>
              <table:table-cell table:style-name="tcsRowA">
                <text:p text:style-name="psCell"><text:span text:style-name="tsTd">Available</text:span></text:p>
              </table:table-cell>
            </table:table-row>
            <table:table-row>
              <table:table-cell table:style-name="tcsRowB">
                <text:p text:style-name="psCell"><text:span text:style-name="tsTd">Flowtables</text:span></text:p>
              </table:table-cell>
              <table:table-cell table:style-name="tcsRowB">
                <text:p text:style-name="psCell"><text:span text:style-name="tsTd">Experimental</text:span></text:p>
              </table:table-cell>
              <table:table-cell table:style-name="tcsRowB">
                <text:p text:style-name="psCell"><text:span text:style-name="tsTd">Supported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opic | RHEL 9 | RHEL 10</text:span></text:p>
              <text:p text:style-name="psCode"><text:span text:style-name="tsDiag">------------------------------------------------------------</text:span></text:p>
              <text:p text:style-name="psCode"><text:span text:style-name="tsDiag">Default packet filter | iptables (legacy) | nftables only</text:span></text:p>
              <text:p text:style-name="psCode"><text:span text:style-name="tsDiag">iptables command | Available (legacy) | Deprecated / removed</text:span></text:p>
              <text:p text:style-name="psCode"><text:span text:style-name="tsDiag">Container runtime | Podman 4.x | Podman 5.x</text:span></text:p>
              <text:p text:style-name="psCode"><text:span text:style-name="tsDiag">Container networking | CNI plugins | Netavark + Aardvark</text:span></text:p>
              <text:p text:style-name="psCode"><text:span text:style-name="tsDiag">firewall-config GUI | Available | Removed</text:span></text:p>
              <text:p text:style-name="psCode"><text:span text:style-name="tsDiag">Policy Sets | Not available | Available (firewalld 2.4+)</text:span></text:p>
              <text:p text:style-name="psCode"><text:span text:style-name="tsDiag">StrictForwardPorts | Not available | Available</text:span></text:p>
              <text:p text:style-name="psCode"><text:span text:style-name="tsDiag">Flowtables | Experimental | Supported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Conventions Used in This Course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• Shell commands are shown with a $ prefix for regular user and # for root: ```bash $ firewall-cmd --get-default-zone      # as regular user # firewall-cmd --permanent --reload    # as root ```</text:span></text:p>
            <text:p text:style-name="psBullet"><text:span text:style-name="tsBullet">• Container node names follow a consistent naming scheme:</text:span></text:p>
            <text:p text:style-name="psBullet"><text:span text:style-name="tsBullet">• node1 — the primary node (usually the firewall/gateway)</text:span></text:p>
            <text:p text:style-name="psBullet"><text:span text:style-name="tsBullet">• node2 — the secondary node (usually a server or client)</text:span></text:p>
            <text:p text:style-name="psBullet"><text:span text:style-name="tsBullet">• node3 — the tertiary node (used in multi-zone labs)</text:span></text:p>
            <text:p text:style-name="psBullet"><text:span text:style-name="tsBullet">• All file paths are absolute.</text:span></text:p>
            <text:p text:style-name="psBullet"><text:span text:style-name="tsBullet">• All firewall-cmd examples show both runtime and permanent forms where relevant.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- Shell commands are shown with a `$` prefix for regular user and `#` for root:</text:span></text:p>
              <text:p text:style-name="psCode"><text:span text:style-name="tsDiag">  ```bash</text:span></text:p>
              <text:p text:style-name="psCode"><text:span text:style-name="tsDiag">  $ firewall-cmd --get-default-zone      # as regular user</text:span></text:p>
              <text:p text:style-name="psCode"><text:span text:style-name="tsDiag">  # firewall-cmd --permanent --reload    # as root</text:span></text:p>
              <text:p text:style-name="psCode"><text:span text:style-name="tsDiag">  ```</text:span></text:p>
              <text:p text:style-name="psCode"><text:span text:style-name="tsDiag">- Container node names follow a consistent naming scheme:</text:span></text:p>
              <text:p text:style-name="psCode"><text:span text:style-name="tsDiag">  - `node1` — the primary node (usually the firewall/gateway)</text:span></text:p>
              <text:p text:style-name="psCode"><text:span text:style-name="tsDiag">  - `node2` — the secondary node (usually a server or client)</text:span></text:p>
              <text:p text:style-name="psCode"><text:span text:style-name="tsDiag">  - `node3` — the tertiary node (used in multi-zone labs)</text:span></text:p>
              <text:p text:style-name="psCode"><text:span text:style-name="tsDiag">- All file paths are absolute.</text:span></text:p>
              <text:p text:style-name="psCode"><text:span text:style-name="tsDiag">- All `firewall-cmd` examples show both runtime and permanent forms where</text:span></text:p>
              <text:p text:style-name="psCode"><text:span text:style-name="tsDiag">  relevant.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Feedback and Errata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his course targets the RHEL 10 GA release. As firewalld evolves, some commands or behaviours may change. Always cross-reference against:</text:span></text:p>
            <text:p text:style-name="psBullet"><text:span text:style-name="tsBullet">• man firewall-cmd — the authoritative reference</text:span></text:p>
            <text:p text:style-name="psBullet"><text:span text:style-name="tsBullet">• man firewalld.zones, man firewalld.richlanguage, man firewalld.policies</text:span></text:p>
            <text:p text:style-name="psBullet"><text:span text:style-name="tsBullet">• https://firewalld.org/documentation/</text:span></text:p>
            <text:p text:style-name="psBullet"><text:span text:style-name="tsBullet">• RHEL 10 Security Guide — Configuring firewalls</text:span></text:p>
            <text:p text:style-name="psBullet"><text:span text:style-name="tsBullet">Let's build a thorough understanding — concept by concept, command by command.</text:span></text:p>
            <text:p text:style-name="psBullet"><text:span text:style-name="tsBullet">Start with Module 00 — Lab Environment Setup →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his course targets the RHEL 10 GA release. As firewalld evolves, some commands</text:span></text:p>
              <text:p text:style-name="psCode"><text:span text:style-name="tsDiag">or behaviours may change. Always cross-reference against:</text:span></text:p>
              <text:p text:style-name="psCode"><text:span text:style-name="tsDiag"> </text:span></text:p>
              <text:p text:style-name="psCode"><text:span text:style-name="tsDiag">- `man firewall-cmd` — the authoritative reference</text:span></text:p>
              <text:p text:style-name="psCode"><text:span text:style-name="tsDiag">- `man firewalld.zones`, `man firewalld.richlanguage`, `man firewalld.policies`</text:span></text:p>
              <text:p text:style-name="psCode"><text:span text:style-name="tsDiag">- [https://firewalld.org/documentation/](https://firewalld.org/documentation/)</text:span></text:p>
              <text:p text:style-name="psCode"><text:span text:style-name="tsDiag">- [RHEL 10 Security Guide — Configuring firewalls](https://access.redhat.com/documentation/en-us/red_hat_enterprise_linux/10/)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*Let's build a thorough understanding — concept by concept, command by command.*</text:span></text:p>
              <text:p text:style-name="psCode"><text:span text:style-name="tsDiag"> </text:span></text:p>
              <text:p text:style-name="psCode"><text:span text:style-name="tsDiag">**Start with [Module 00 — Lab Environment Setup →](./00-setup-lab-environment.md)**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office:version="1.2">
  <office:styles/>
  <office:automatic-styles>
    <style:page-layout style:name="Widescreen">
      <style:page-layout-properties fo:page-width="33.87cm" fo:page-height="19.05cm" style:print-orientation="landscape" fo:margin-left="0cm" fo:margin-right="0cm" fo:margin-top="0cm" fo:margin-bottom="0cm"/>
    </style:page-layout>
  </office:automatic-styles>
  <office:master-styles>
    <style:master-page style:name="RHELDark" style:page-layout-name="Widescreen" style:display-name="RHEL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meta>
    <meta:generator>ODFPY/1.4.1</meta:generator>
  </office:meta>
</office:document-meta>
</file>